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91pt"/>
    </style:style>
    <style:style style:name="co2" style:family="table-column">
      <style:table-column-properties fo:break-before="auto" style:column-width="344.55pt"/>
    </style:style>
    <style:style style:name="co3" style:family="table-column">
      <style:table-column-properties fo:break-before="auto" style:column-width="137.65pt"/>
    </style:style>
    <style:style style:name="co4" style:family="table-column">
      <style:table-column-properties fo:break-before="auto" style:column-width="311.36pt"/>
    </style:style>
    <style:style style:name="co5" style:family="table-column">
      <style:table-column-properties fo:break-before="auto" style:column-width="800.76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133pt"/>
    </style:style>
    <style:style style:name="co8" style:family="table-column">
      <style:table-column-properties fo:break-before="auto" style:column-width="723.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c32MxRedFox_BOM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office:value-type="string" calcext:value-type="string">
            <text:p>Source:</text:p>
          </table:table-cell>
          <table:table-cell table:style-name="Default" office:value-type="string" calcext:value-type="string">
            <text:p>/home/neofoxx/Projects/HW/Gitted/RedFoxBoard/HW/Pic32MxRedFox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table:style-name="Default" office:value-type="string" calcext:value-type="string">
            <text:p>pon 12 avg 2019 22:32:37 C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table:style-name="Default" office:value-type="string" calcext:value-type="string">
            <text:p>Eeschema 5.0.2-bee76a0~70~ubuntu18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or:</text:p>
          </table:table-cell>
          <table:table-cell table:style-name="Default" office:value-type="string" calcext:value-type="string">
            <text:p>/usr/share/kicad/plugins/bom_csv_grouped_by_value_with_fp.p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table:style-name="Default"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mp nam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C3, C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Capacitor, 0805</text:p>
          </table:table-cell>
          <table:table-cell office:value-type="string" calcext:value-type="string">
            <text:p><text:span text:style-name="T1"><text:a xlink:href="https://lcsc.com/product-detail/Multilayer-Ceramic-Capacitors-MLCC-SMD-SMT_SAMSUNG_CL21A475KAQNNNE_4-7uF-475-10-25V_C1779.html" xlink:type="simple">https://lcsc.com/product-detail/Multilayer-Ceramic-Capacitors-MLCC-SMD-SMT_SAMSUNG_CL21A475KAQNNNE_4-7uF-475-10-25V_C1779.html</text:a></text:span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4, C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Capacitor, 0603</text:p>
          </table:table-cell>
          <table:table-cell office:value-type="string" calcext:value-type="string">
            <text:p><text:a xlink:href="https://lcsc.com/product-detail/Others_Murata-Electronics-GRM1885C1H270FA01D_C162215.html" xlink:type="simple">https://lcsc.com/product-detail/Others_Murata-Electronics-GRM1885C1H270FA01D_C162215.html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, C8, C10, C9, C1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Capacitor, 0603</text:p>
          </table:table-cell>
          <table:table-cell office:value-type="string" calcext:value-type="string">
            <text:p><text:a xlink:href="https://lcsc.com/product-detail/Multilayer-Ceramic-Capacitors-MLCC-SMD-SMT_SAMSUNG_CL10B104KB8NNNC_100nF-104-10-50V_C1591.html" xlink:type="simple">https://lcsc.com/product-detail/Multilayer-Ceramic-Capacitors-MLCC-SMD-SMT_SAMSUNG_CL10B104KB8NNNC_100nF-104-10-50V_C1591.html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string" calcext:value-type="string">
            <text:p>Capacitor, 0805</text:p>
          </table:table-cell>
          <table:table-cell office:value-type="string" calcext:value-type="string">
            <text:p><text:a xlink:href="https://lcsc.com/product-detail/Others_Samsung-Electro-Mechanics-CL21A106KAYNNNF_C337995.html" xlink:type="simple">https://lcsc.com/product-detail/Others_Samsung-Electro-Mechanics-CL21A106KAYNNNF_C337995.html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1, D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Light emitting diode</text:p>
          </table:table-cell>
          <table:table-cell/>
          <table:table-cell office:value-type="string" calcext:value-type="string">
            <text:p>LED, SMD, 0603</text:p>
          </table:table-cell>
          <table:table-cell office:value-type="string" calcext:value-type="string">
            <text:p>Any LED, like <text:a xlink:href="https://lcsc.com/product-detail/Light-Emitting-Diodes-LED_Orange-SMDLED-100-180mcd_C84269.html" xlink:type="simple">https://lcsc.com/product-detail/Light-Emitting-Diodes-LED_Orange-SMDLED-100-180mcd_C84269.html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_Schottky</text:p>
          </table:table-cell>
          <table:table-cell office:value-type="string" calcext:value-type="string">
            <text:p>Diode_SMD:D_SOD-323_HandSoldering</text:p>
          </table:table-cell>
          <table:table-cell office:value-type="string" calcext:value-type="string">
            <text:p>Schottky diode</text:p>
          </table:table-cell>
          <table:table-cell/>
          <table:table-cell office:value-type="string" calcext:value-type="string">
            <text:p>Diode, schottky, SOD-323</text:p>
          </table:table-cell>
          <table:table-cell office:value-type="string" calcext:value-type="string">
            <text:p><text:a xlink:href="https://lcsc.com/product-detail/Schottky-Barrier-Diodes-SBD_SGP0230SD_C110406.html" xlink:type="simple">https://lcsc.com/product-detail/Schottky-Barrier-Diodes-SBD_SGP0230SD_C110406.html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C_Receptacle_USB2.0</text:p>
          </table:table-cell>
          <table:table-cell office:value-type="string" calcext:value-type="string">
            <text:p>KiCAD library:Jing USB C 2.0 16pin receptable</text:p>
          </table:table-cell>
          <table:table-cell office:value-type="string" calcext:value-type="string">
            <text:p>USB 2.0-only Type-C Receptacle connector</text:p>
          </table:table-cell>
          <table:table-cell/>
          <table:table-cell office:value-type="string" calcext:value-type="string">
            <text:p>USB-C connector</text:p>
          </table:table-cell>
          <table:table-cell office:value-type="string" calcext:value-type="string">
            <text:p><text:a xlink:href="https://lcsc.com/product-detail/USB-Type-C_MC-311D_C136423.html" xlink:type="simple">https://lcsc.com/product-detail/USB-Type-C_MC-311D_C136423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2x05_Odd_Even</text:p>
          </table:table-cell>
          <table:table-cell office:value-type="string" calcext:value-type="string">
            <text:p>Connector_IDC:IDC-Header_2x05_P2.54mm_Vertical</text:p>
          </table:table-cell>
          <table:table-cell office:value-type="string" calcext:value-type="string">
            <text:p>Generic connector, double row, 02x05, odd/even pin numbering scheme (row 1 odd numbers, row 2 even numbers), script generated (kicad-library-utils/schlib/autogen/connector/)</text:p>
          </table:table-cell>
          <table:table-cell/>
          <table:table-cell office:value-type="string" calcext:value-type="string">
            <text:p>Programming pin header</text:p>
          </table:table-cell>
          <table:table-cell office:value-type="string" calcext:value-type="string">
            <text:p>Any IDC 2x5 connector, or header pins, etc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3, J4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n_01x20</text:p>
          </table:table-cell>
          <table:table-cell office:value-type="string" calcext:value-type="string">
            <text:p>Connector_PinHeader_2.54mm:PinHeader_1x20_P2.54mm_Vertical</text:p>
          </table:table-cell>
          <table:table-cell office:value-type="string" calcext:value-type="string">
            <text:p>Generic connector, single row, 01x20, script generated (kicad-library-utils/schlib/autogen/connector/)</text:p>
          </table:table-cell>
          <table:table-cell/>
          <table:table-cell office:value-type="string" calcext:value-type="string">
            <text:p>Side rails</text:p>
          </table:table-cell>
          <table:table-cell office:value-type="string" calcext:value-type="string">
            <text:p>Any pins, et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Resistor, 0603</text:p>
          </table:table-cell>
          <table:table-cell office:value-type="string" calcext:value-type="string">
            <text:p><text:a xlink:href="https://uk.farnell.com/multicomp/mcwr06x000-ptl/res-0r0-0-1w-jumper/dp/2447743" xlink:type="simple">https://uk.farnell.com/multicomp/mcwr06x000-ptl/res-0r0-0-1w-jumper/dp/2447743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, R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Resistor, 0603</text:p>
          </table:table-cell>
          <table:table-cell office:value-type="string" calcext:value-type="string">
            <text:p><text:a xlink:href="https://lcsc.com/product-detail/Chip-Resistor-Surface-Mount_1KR-1001-1_C22548.html" xlink:type="simple">https://lcsc.com/product-detail/Chip-Resistor-Surface-Mount_1KR-1001-1_C22548.html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4, R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Resistor, 0603</text:p>
          </table:table-cell>
          <table:table-cell office:value-type="string" calcext:value-type="string">
            <text:p><text:a xlink:href="https://lcsc.com/product-detail/Chip-Resistor-Surface-Mount_5-1KR-5101-1_C105580.html" xlink:type="simple">https://lcsc.com/product-detail/Chip-Resistor-Surface-Mount_5-1KR-5101-1_C105580.html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Resistor, 0603</text:p>
          </table:table-cell>
          <table:table-cell office:value-type="string" calcext:value-type="string">
            <text:p><text:a xlink:href="https://uk.farnell.com/te-connectivity/crgcq0603j2k2/res-2k2-5-0603-thick-film/dp/2861866" xlink:type="simple">https://uk.farnell.com/te-connectivity/crgcq0603j2k2/res-2k2-5-0603-thick-film/dp/2861866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Resistor, 0603</text:p>
          </table:table-cell>
          <table:table-cell office:value-type="string" calcext:value-type="string">
            <text:p><text:a xlink:href="https://lcsc.com/product-detail/Chip-Resistor-Surface-Mount_10KR-1002-1_C98220.html" xlink:type="simple">https://lcsc.com/product-detail/Chip-Resistor-Surface-Mount_10KR-1002-1_C98220.html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Resistor, 0603</text:p>
          </table:table-cell>
          <table:table-cell office:value-type="string" calcext:value-type="string">
            <text:p><text:a xlink:href="https://lcsc.com/product-detail/Chip-Resistor-Surface-Mount_100R-1000-1_C105588.html" xlink:type="simple">https://lcsc.com/product-detail/Chip-Resistor-Surface-Mount_100R-1000-1_C105588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9, R1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Resistor, 0603</text:p>
          </table:table-cell>
          <table:table-cell office:value-type="string" calcext:value-type="string">
            <text:p>0R if us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W1, SW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_Push</text:p>
          </table:table-cell>
          <table:table-cell office:value-type="string" calcext:value-type="string">
            <text:p>Button_Switch_SMD:SW_SPST_B3S-1000</text:p>
          </table:table-cell>
          <table:table-cell office:value-type="string" calcext:value-type="string">
            <text:p>Push button switch, generic, two pins</text:p>
          </table:table-cell>
          <table:table-cell/>
          <table:table-cell office:value-type="string" calcext:value-type="string">
            <text:p>SMD switch, 6mm</text:p>
          </table:table-cell>
          <table:table-cell office:value-type="string" calcext:value-type="string">
            <text:p><text:a xlink:href="https://lcsc.com/product-detail/Tactile-Switches_C-K__C-K-C-K-Switch6-6-4-3_C225086.html" xlink:type="simple">https://lcsc.com/product-detail/Tactile-Switches_C-K__C-K-C-K-Switch6-6-4-3_C225086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D1117S33TR_SOT22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800mA Fixed Low Drop Positive Voltage Regulator, Fixed Output 3.3V, SOT-223</text:p>
          </table:table-cell>
          <table:table-cell/>
          <table:table-cell office:value-type="string" calcext:value-type="string">
            <text:p>Linear regulator (pick one)</text:p>
          </table:table-cell>
          <table:table-cell office:value-type="string" calcext:value-type="string">
            <text:p>Any LD1117 or other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1134A332MR-G</text:p>
          </table:table-cell>
          <table:table-cell office:value-type="string" calcext:value-type="string">
            <text:p>AP2204K-3.3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150mA low dropout linear regulator, wide input voltage range, 3.3V fixed positive output, SOT-23-5 package</text:p>
          </table:table-cell>
          <table:table-cell/>
          <table:table-cell office:value-type="string" calcext:value-type="string">
            <text:p>Linear regulator (pick one)</text:p>
          </table:table-cell>
          <table:table-cell office:value-type="string" calcext:value-type="string">
            <text:p><text:a xlink:href="https://lcsc.com/product-detail/Low-Dropout-Regulators-LDO_NATLINEAR-LN1134A332MR-G_C141419.html" xlink:type="simple">https://lcsc.com/product-detail/Low-Dropout-Regulators-LDO_NATLINEAR-LN1134A332MR-G_C141419.html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RV05-4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ESD Protection Diodes with Low Clamping Voltage, SOT-23-6</text:p>
          </table:table-cell>
          <table:table-cell/>
          <table:table-cell office:value-type="string" calcext:value-type="string">
            <text:p>ESD diode</text:p>
          </table:table-cell>
          <table:table-cell office:value-type="string" calcext:value-type="string">
            <text:p><text:a xlink:href="https://lcsc.com/product-detail/TVS_SRV05-4_C127538.html" xlink:type="simple">https://lcsc.com/product-detail/TVS_SRV05-4_C127538.html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C32MX270F256D-IPT</text:p>
          </table:table-cell>
          <table:table-cell office:value-type="string" calcext:value-type="string">
            <text:p>Package_QFP:TQFP-44_10x10mm_P0.8mm</text:p>
          </table:table-cell>
          <table:table-cell office:value-type="string" calcext:value-type="string">
            <text:p>32-bit Microcontrollers (256KB Flash and 64KB SRAM TQFP-44) with Audio and Graphics Interfaces, USB, and Advanced Analog</text:p>
          </table:table-cell>
          <table:table-cell/>
          <table:table-cell office:value-type="string" calcext:value-type="string">
            <text:p>Microcontroller</text:p>
          </table:table-cell>
          <table:table-cell office:value-type="string" calcext:value-type="string">
            <text:p><text:a xlink:href="https://uk.farnell.com/microchip/pic32mx270f256d-50i-pt/ic-32bit-mcu/dp/2449081" xlink:type="simple">https://uk.farnell.com/microchip/pic32mx270f256d-50i-pt/ic-32bit-mcu/dp/2449081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rystal_GND2</text:p>
          </table:table-cell>
          <table:table-cell office:value-type="string" calcext:value-type="string">
            <text:p>Crystal:Resonator_SMD_muRata_CSTxExxV-3Pin_3.0x1.1mm</text:p>
          </table:table-cell>
          <table:table-cell office:value-type="string" calcext:value-type="string">
            <text:p>Three pin crystal, GND on pin 2</text:p>
          </table:table-cell>
          <table:table-cell/>
          <table:table-cell office:value-type="string" calcext:value-type="string">
            <text:p>8MHz ceramic oscillator</text:p>
          </table:table-cell>
          <table:table-cell office:value-type="string" calcext:value-type="string">
            <text:p><text:a xlink:href="https://lcsc.com/product-detail/Ceramic-Resonators_MuRata_CSTCE8M00G15C99-R0_8M-0-1-33pF_C110614.html" xlink:type="simple">https://lcsc.com/product-detail/Ceramic-Resonators_MuRata_CSTCE8M00G15C99-R0_8M-0-1-33pF_C110614.html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Crystal:Crystal_SMD_3215-2Pin_3.2x1.5mm</text:p>
          </table:table-cell>
          <table:table-cell office:value-type="string" calcext:value-type="string">
            <text:p>Two pin crystal</text:p>
          </table:table-cell>
          <table:table-cell/>
          <table:table-cell office:value-type="string" calcext:value-type="string">
            <text:p>32.768kHz crystal</text:p>
          </table:table-cell>
          <table:table-cell office:value-type="string" calcext:value-type="string">
            <text:p><text:a xlink:href="https://lcsc.com/product-detail/SMD-Crystal-Resonators_Seiko_SC-32S32-768kHz20PPM12-5pF_Seiko-SC-32S32-768kHz20PPM12-5pF_C97606.html" xlink:type="simple">https://lcsc.com/product-detail/SMD-Crystal-Resonators_Seiko_SC-32S32-768kHz20PPM12-5pF_Seiko-SC-32S32-768kHz20PPM12-5pF_C97606.html</text:a>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12T22:46:53.079499303</dc:date>
    <meta:editing-duration>PT14M3S</meta:editing-duration>
    <meta:editing-cycles>4</meta:editing-cycles>
    <meta:document-statistic meta:table-count="1" meta:cell-count="203" meta:object-count="0"/>
  </office:meta>
</office:document-meta>
</file>